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ad2e" officeooo:paragraph-rsid="0006ad2e"/>
    </style:style>
    <style:style style:name="P2" style:family="paragraph" style:parent-style-name="Standard">
      <style:text-properties officeooo:rsid="0006ad2e" officeooo:paragraph-rsid="0006ad2e"/>
    </style:style>
    <style:style style:name="P3" style:family="paragraph" style:parent-style-name="Standard">
      <style:text-properties officeooo:rsid="0006aea5" officeooo:paragraph-rsid="0006a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ste ejercicio se nos pidió crear un código con el cual podamos sumar dos matrices.</text:p>
      <text:p text:style-name="P1">Para ello creamos una estructura con dos enteros con las dimensiones y un puntero matriz, luego los llenamos con valores enteros de forma aleatoria y finalmente desatollamos un método para que realice la suma de matrices </text:p>
      <text:p text:style-name="P1"/>
      <text:p text:style-name="P3">La forma que decidimos resolverlo fue creando 3 arrays los cuales se completan con 3 for que se encargan de cargar los valores en cada uno de ellos.</text:p>
      <text:p text:style-name="P3">Por ultimo creamos dos for que recorren los arrays y los suma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2T19:37:10.453000000</dc:date>
    <meta:editing-duration>PT7M55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92" meta:character-count="520" meta:non-whitespace-character-count="431"/>
  </office:meta>
</office:document-meta>
</file>